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AKY YOGURT-BUTTER PIE DOUGH</text:p>
      <text:p text:style-name="P3">Makes (2) 9-inch crusts</text:p>
      <text:p text:style-name="P3"/>
      <text:p text:style-name="P1">12 <text:s/>ounces bleached all-purpose flour (2 ½ cups)</text:p>
      <text:p text:style-name="P1">2 <text:s text:c="3"/>sticks cold unsalted butter—10 T. cut into ¼-inch dice, </text:p>
      <text:p text:style-name="P1"><text:s text:c="6"/>6 T. left whole</text:p>
      <text:p text:style-name="P1">½ <text:s text:c="2"/>cup cold plain whole yogurt (not Greek-style)</text:p>
      <text:p text:style-name="P1">1 <text:s text:c="3"/>t. salt</text:p>
      <text:p text:style-name="P1"/>
      <text:p text:style-name="P1">Measure the flour into a glass or ceramic bowl and freeze for 15 minutes.</text:p>
      <text:p text:style-name="P1">Freeze the 6 T. whole butter for 15 minutes. <text:s/>Put the 10 T. of diced butter on a plate and refrigerate for 15 minutes. <text:s/>In a glass measuring cup, combine the yogurt and <text:s/>salt with 2 T. of cold water and refrigerate for 15 minutes.</text:p>
      <text:p text:style-name="P1"/>
      <text:p text:style-name="P1">Using a patry blender or two butter knives, cut the diced butter into the flour until the mixture resembles coarse meal. <text:s/>Using your hands, rub the mixture between your hands until all of the fat is evenly distributed and the mixture resembles fine oat flakes. <text:s/>Using a sharp knife or a cheese plane, very thinly slice the remaining 6 T. of butter and freeze the slices for 5 minutes.</text:p>
      <text:p text:style-name="P1"/>
      <text:p text:style-name="P1">Add the butter slices to the bowl. <text:s/>Toss gently to separate the slices and cut once <text:s/>or twice to combine them with the flour; the slices should remain cold and intact. <text:s/>Drizzle the cold yogurt into the bowl, using a rubber spatula to stir and toss as you drizzle. <text:s/>Continue tossing the dough, scraping any off the spaptula and the side of the bowl, until it is crumbly and evenly moistened. <text:s/>Press the dough into (2) 6-inch disks and wrap in plastic. <text:s/>Refrigerate the dough for at least 2 hours or overnight, or freeze for 1 month. <text:s text:c="2"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2-10-15T16:35:44</meta:creation-date>
    <meta:document-statistic meta:table-count="0" meta:image-count="0" meta:object-count="0" meta:page-count="1" meta:paragraph-count="11" meta:word-count="267" meta:character-count="1464"/>
    <dc:date>2012-10-15T17:07:38</dc:date>
    <dc:creator>Robert Houk</dc:creator>
    <meta:editing-duration>PT00H00M54S</meta:editing-duration>
    <meta:editing-cycles>1</meta:editing-cycles>
    <meta:generator>OpenOffice.org/3.2$Unix OpenOffice.org_project/320m18$Build-9502</meta:generator>
  </office:meta>
</office:document-meta>
</file>